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text-properties officeooo:rsid="00105abf" officeooo:paragraph-rsid="00105abf"/>
    </style:style>
    <style:style style:name="P8" style:family="paragraph" style:parent-style-name="Standard">
      <style:text-properties officeooo:rsid="0010fba6" officeooo:paragraph-rsid="0010fba6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11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officeooo:rsid="00120668" officeooo:paragraph-rsid="00120668"/>
    </style:style>
    <style:style style:name="P15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0fba6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20668" style:font-weight-asian="bold"/>
    </style:style>
    <style:style style:name="T5" style:family="text">
      <style:text-properties officeooo:rsid="0010fba6"/>
    </style:style>
    <style:style style:name="T6" style:family="text">
      <style:text-properties officeooo:rsid="0011ed91"/>
    </style:style>
    <style:style style:name="T7" style:family="text">
      <style:text-properties officeooo:rsid="00120668"/>
    </style:style>
    <style:style style:name="T8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2" text:outline-level="2">Lugar de Reunión: Laboratorio <text:span text:style-name="T7">Mancera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10" text:outline-level="3">Nombre</text:h>
          </table:table-cell>
          <table:table-cell table:style-name="Tabla1.A1" table:number-columns-spanned="3" office:value-type="string">
            <text:h text:style-name="P10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8">Revisar avances sobre el registro de usuario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8">Registro de usuario</text:p>
            <text:p text:style-name="P7"/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7">Asistir al seminario de Redes la próxima semana, por lo que le miércoles 31 no <text:s text:c="2"/>habrá reunión.</text:span></text:p>
            <text:p text:style-name="Standard"><text:s text:c="14"/><text:span text:style-name="T7">Documentos del caso de uso de registro de usuario. </text:span></text:p>
            <text:p text:style-name="Standard">No se aprueb<text:span text:style-name="T7">a: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11" text:outline-level="3">Actividad(es)</text:h>
          </table:table-cell>
          <table:table-cell table:style-name="Tabla1.A1" office:value-type="string">
            <text:h text:style-name="P11" text:outline-level="3">Fecha Comprometida</text:h>
          </table:table-cell>
          <table:table-cell table:style-name="Tabla1.A1" office:value-type="string">
            <text:h text:style-name="P11" text:outline-level="3">Responsable(s)</text:h>
          </table:table-cell>
          <table:table-cell table:style-name="Tabla1.A1" office:value-type="string">
            <text:h text:style-name="P11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14">Avances <text:s/>para <text:s/>el siguente caso de uso: Registro de Clientes</text:p>
          </table:table-cell>
          <table:table-cell table:style-name="Tabla1.A1" office:value-type="string">
            <text:p text:style-name="P4"><text:span text:style-name="T7">07</text:span>/1<text:span text:style-name="T7">1</text:span>/2018</text:p>
          </table:table-cell>
          <table:table-cell table:style-name="Tabla1.A1" office:value-type="string">
            <text:p text:style-name="P6"><text:bookmark text:name="_GoBack"/>Marcelo y Rodrigo</text:p>
          </table:table-cell>
          <table:table-cell table:style-name="Tabla1.A1" office:value-type="string">
            <text:p text:style-name="P4"/>
          </table:table-cell>
        </table:table-row>
        <text:soft-page-break/>
        <table:table-row table:style-name="Tabla1.20">
          <table:table-cell table:style-name="Tabla1.A1" office:value-type="string">
            <text:p text:style-name="P6">Implementación de interfaz <text:s/><text:span text:style-name="T6">para el caso de uso de registro de clientes</text:span></text:p>
          </table:table-cell>
          <table:table-cell table:style-name="Tabla1.A1" office:value-type="string">
            <text:p text:style-name="P6"><text:span text:style-name="T7">07</text:span>/1<text:span text:style-name="T7">1/</text:span>2018</text:p>
          </table:table-cell>
          <table:table-cell table:style-name="Tabla1.A1" office:value-type="string">
            <text:p text:style-name="P6">René <text:span text:style-name="T6">y Luis</text:span></text:p>
          </table:table-cell>
          <table:table-cell table:style-name="Tabla1.A1" office:value-type="string">
            <text:p text:style-name="P4"/>
          </table:table-cell>
        </table:table-row>
        <table:table-row table:style-name="Tabla1.21"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h text:style-name="P12" text:outline-level="2">Fecha de próxima reunión</text:h>
      <text:p text:style-name="Standard"><text:span text:style-name="T7">Miércoles 7</text:span> de <text:span text:style-name="T7">Noviembre</text:span> del 2018 en <text:span text:style-name="T8">Sala</text:span> <text:span text:style-name="T7">Llancahue</text:span> a las 0<text:span text:style-name="T7">9</text:span>:<text:span text:style-name="T7">5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0fba6" style:font-weight-asian="bold"/>
    </style:style>
    <style:style style:name="MT3" style:family="text">
      <style:text-properties fo:color="#000000" fo:font-weight="bold" officeooo:rsid="00120668" style:font-weight-asian="bold"/>
    </style:style>
    <style:style style:name="MT4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2</text:span><text:span text:style-name="MT3">6</text:span><text:span text:style-name="MT1">/</text:span><text:span text:style-name="MT4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0</meta:editing-cycles>
    <meta:creation-date>2018-10-06T11:07:00</meta:creation-date>
    <dc:date>2018-11-16T00:17:58.331798495</dc:date>
    <meta:editing-duration>PT39M37S</meta:editing-duration>
    <meta:generator>LibreOffice/6.0.3.2$Linux_X86_64 LibreOffice_project/00m0$Build-2</meta:generator>
    <meta:document-statistic meta:table-count="1" meta:image-count="0" meta:object-count="0" meta:page-count="2" meta:paragraph-count="42" meta:word-count="143" meta:character-count="954" meta:non-whitespace-character-count="81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